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Comic Sans MS" svg:font-family="'Comic Sans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5.8167in" table:align="center" style:writing-mode="lr-tb"/>
    </style:style>
    <style:style style:name="Table4.A" style:family="table-column">
      <style:table-column-properties style:column-width="0.616in"/>
    </style:style>
    <style:style style:name="Table4.B" style:family="table-column">
      <style:table-column-properties style:column-width="1.0194in"/>
    </style:style>
    <style:style style:name="Table4.C" style:family="table-column">
      <style:table-column-properties style:column-width="0.6181in"/>
    </style:style>
    <style:style style:name="Table4.D" style:family="table-column">
      <style:table-column-properties style:column-width="0.7333in"/>
    </style:style>
    <style:style style:name="Table4.E" style:family="table-column">
      <style:table-column-properties style:column-width="0.8813in"/>
    </style:style>
    <style:style style:name="Table4.F" style:family="table-column">
      <style:table-column-properties style:column-width="1.166in"/>
    </style:style>
    <style:style style:name="Table4.G" style:family="table-column">
      <style:table-column-properties style:column-width="0.7819in"/>
    </style:style>
    <style:style style:name="Table4.1" style:family="table-row">
      <style:table-row-properties fo:keep-together="auto"/>
    </style:style>
    <style:style style:name="Table4.A1" style:family="table-cell">
      <style:table-cell-properties style:vertical-align="bottom" fo:background-color="#ffffff" style:border-line-width-left="0.0208in 0.0139in 0.0104in" style:border-line-width-top="0.0208in 0.0139in 0.0104in" style:border-line-width-bottom="0.0208in 0.0139in 0.0104in" fo:padding-left="0.0104in" fo:padding-right="0.0313in" fo:padding-top="0.0313in" fo:padding-bottom="0.0313in" fo:border-left="0.75pt double #c0c0c0" fo:border-right="0.75pt solid #c0c0c0" fo:border-top="0.75pt double #c0c0c0" fo:border-bottom="0.75pt double #c0c0c0">
        <style:background-image/>
      </style:table-cell-properties>
    </style:style>
    <style:style style:name="Table4.B1" style:family="table-cell">
      <style:table-cell-properties style:vertical-align="bottom"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A2" style:family="table-cell">
      <style:table-cell-properties fo:background-color="#ffffff" style:border-line-width-left="0.0208in 0.0139in 0.0104in" style:border-line-width-top="0.0208in 0.0139in 0.0104in" style:border-line-width-bottom="0.0208in 0.0139in 0.0104in" fo:padding-left="0.0104in" fo:padding-right="0.0313in" fo:padding-top="0.0313in" fo:padding-bottom="0.0313in" fo:border-left="0.75pt double #c0c0c0" fo:border-right="0.75pt solid #c0c0c0" fo:border-top="0.75pt double #c0c0c0" fo:border-bottom="0.75pt double #c0c0c0">
        <style:background-image/>
      </style:table-cell-properties>
    </style:style>
    <style:style style:name="Table4.B2"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C2"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D2"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E2"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F2"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G2"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3" style:family="table-row">
      <style:table-row-properties fo:keep-together="always"/>
    </style:style>
    <style:style style:name="Table4.A3" style:family="table-cell">
      <style:table-cell-properties fo:background-color="#ffffff" style:border-line-width-left="0.0208in 0.0139in 0.0104in" style:border-line-width-top="0.0208in 0.0139in 0.0104in" style:border-line-width-bottom="0.0208in 0.0139in 0.0104in" fo:padding-left="0.0104in" fo:padding-right="0.0313in" fo:padding-top="0.0313in" fo:padding-bottom="0.0313in" fo:border-left="0.75pt double #c0c0c0" fo:border-right="0.75pt solid #c0c0c0" fo:border-top="0.75pt double #c0c0c0" fo:border-bottom="0.75pt double #c0c0c0">
        <style:background-image/>
      </style:table-cell-properties>
    </style:style>
    <style:style style:name="Table4.B3"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C3"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D3"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E3"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F3"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G3"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A4" style:family="table-cell">
      <style:table-cell-properties style:vertical-align="middle" fo:background-color="#ffffff" style:border-line-width-left="0.0208in 0.0139in 0.0104in" style:border-line-width-top="0.0208in 0.0139in 0.0104in" style:border-line-width-bottom="0.0208in 0.0139in 0.0104in" fo:padding-left="0.0104in" fo:padding-right="0.0313in" fo:padding-top="0.0313in" fo:padding-bottom="0.0313in" fo:border-left="0.75pt double #c0c0c0" fo:border-right="0.75pt solid #c0c0c0" fo:border-top="0.75pt double #c0c0c0" fo:border-bottom="0.75pt double #c0c0c0">
        <style:background-image/>
      </style:table-cell-properties>
    </style:style>
    <style:style style:name="Table4.B4" style:family="table-cell">
      <style:table-cell-properties style:vertical-align="middle"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C4"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D4"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E4"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F4"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G4"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A5" style:family="table-cell">
      <style:table-cell-properties fo:background-color="#ffffff" style:border-line-width-left="0.0208in 0.0139in 0.0104in" style:border-line-width-top="0.0208in 0.0139in 0.0104in" style:border-line-width-bottom="0.0208in 0.0139in 0.0104in" fo:padding-left="0.0104in" fo:padding-right="0.0313in" fo:padding-top="0.0313in" fo:padding-bottom="0.0313in" fo:border-left="0.75pt double #c0c0c0" fo:border-right="0.75pt solid #c0c0c0" fo:border-top="0.75pt double #c0c0c0" fo:border-bottom="0.75pt double #c0c0c0">
        <style:background-image/>
      </style:table-cell-properties>
    </style:style>
    <style:style style:name="Table4.B5"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C5"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D5"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E5"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F5"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G5"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A6" style:family="table-cell">
      <style:table-cell-properties fo:background-color="#ffffff" style:border-line-width-left="0.0208in 0.0139in 0.0104in" style:border-line-width-top="0.0208in 0.0139in 0.0104in" style:border-line-width-bottom="0.0208in 0.0139in 0.0104in" fo:padding-left="0.0104in" fo:padding-right="0.0313in" fo:padding-top="0.0313in" fo:padding-bottom="0.0313in" fo:border-left="0.75pt double #c0c0c0" fo:border-right="0.75pt solid #c0c0c0" fo:border-top="0.75pt double #c0c0c0" fo:border-bottom="0.75pt double #c0c0c0">
        <style:background-image/>
      </style:table-cell-properties>
    </style:style>
    <style:style style:name="Table4.B6"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C6"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D6"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E6"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F6"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G6"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A7" style:family="table-cell">
      <style:table-cell-properties fo:background-color="#ffffff" style:border-line-width-left="0.0208in 0.0139in 0.0104in" style:border-line-width-top="0.0208in 0.0139in 0.0104in" style:border-line-width-bottom="0.0208in 0.0139in 0.0104in" fo:padding-left="0.0104in" fo:padding-right="0.0313in" fo:padding-top="0.0313in" fo:padding-bottom="0.0313in" fo:border-left="0.75pt double #c0c0c0" fo:border-right="0.75pt solid #c0c0c0" fo:border-top="0.75pt double #c0c0c0" fo:border-bottom="0.75pt double #c0c0c0">
        <style:background-image/>
      </style:table-cell-properties>
    </style:style>
    <style:style style:name="Table4.B7"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C7"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D7"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E7"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F7"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Table4.G7" style:family="table-cell">
      <style:table-cell-properties fo:background-color="#ffffff" style:border-line-width-top="0.0208in 0.0139in 0.0104in" style:border-line-width-bottom="0.0208in 0.0139in 0.0104in" fo:padding-left="0.0104in" fo:padding-right="0.0313in" fo:padding-top="0.0313in" fo:padding-bottom="0.0313in" fo:border-left="0.75pt solid #c0c0c0" fo:border-right="0.75pt solid #c0c0c0" fo:border-top="0.75pt double #c0c0c0" fo:border-bottom="0.75pt double #c0c0c0">
        <style:background-image/>
      </style:table-cell-properties>
    </style:style>
    <style:style style:name="P1" style:family="paragraph" style:parent-style-name="Heading_20_3" style:list-style-name="WWNum1"/>
    <style:style style:name="P2" style:family="paragraph" style:parent-style-name="Default_20_Style">
      <style:paragraph-properties fo:text-align="center" style:justify-single-word="false"/>
    </style:style>
    <style:style style:name="P3" style:family="paragraph" style:parent-style-name="Default_20_Style">
      <style:paragraph-properties fo:text-align="justify" style:justify-single-word="false"/>
      <style:text-properties fo:background-color="#ffcc00"/>
    </style:style>
    <style:style style:name="P4" style:family="paragraph" style:parent-style-name="Default_20_Style">
      <style:paragraph-properties fo:text-align="justify" style:justify-single-word="false"/>
    </style:style>
    <style:style style:name="P5" style:family="paragraph" style:parent-style-name="Default_20_Style">
      <style:paragraph-properties fo:margin-top="0in" fo:margin-bottom="0in"/>
    </style:style>
    <style:style style:name="P6" style:family="paragraph" style:parent-style-name="Default_20_Style" style:list-style-name="WWNum1">
      <style:paragraph-properties fo:margin-top="0in" fo:margin-bottom="0in"/>
    </style:style>
    <style:style style:name="P7" style:family="paragraph" style:parent-style-name="Default_20_Style">
      <style:paragraph-properties fo:margin-top="0in" fo:margin-bottom="0in" fo:text-align="justify" style:justify-single-word="false"/>
    </style:style>
    <style:style style:name="T1" style:family="text">
      <style:text-properties fo:color="#000000" style:font-name="Arial" fo:font-size="10pt" fo:language="en" fo:country="GB" style:font-size-asian="10pt" style:font-name-complex="Arial1" style:font-size-complex="10pt"/>
    </style:style>
    <style:style style:name="T2" style:family="text">
      <style:text-properties fo:color="#000000" style:font-name="Arial" fo:font-size="10pt" fo:language="en" fo:country="GB" fo:font-style="italic" fo:background-color="#ffcc00" style:font-size-asian="10pt" style:font-style-asian="italic" style:font-name-complex="Arial1" style:font-size-complex="10pt" style:font-style-complex="italic"/>
    </style:style>
    <style:style style:name="T3" style:family="text">
      <style:text-properties fo:color="#000000" style:font-name="Arial" fo:font-size="10pt" fo:language="en" fo:country="GB" fo:font-weight="bold" style:font-size-asian="10pt" style:font-weight-asian="bold" style:font-name-complex="Arial1" style:font-size-complex="10pt" style:font-weight-complex="bold"/>
    </style:style>
    <style:style style:name="T4" style:family="text">
      <style:text-properties fo:color="#000000" style:font-name="Arial" fo:font-size="10pt" fo:font-weight="bold" style:font-size-asian="10pt" style:font-weight-asian="bold" style:font-name-complex="Arial1" style:font-size-complex="10pt" style:font-weight-complex="bold"/>
    </style:style>
    <style:style style:name="T5" style:family="text">
      <style:text-properties fo:color="#000000" style:font-name="Arial" fo:font-size="10pt" style:font-size-asian="10pt" style:font-name-complex="Arial1" style:font-size-complex="10pt"/>
    </style:style>
    <style:style style:name="T6" style:family="text">
      <style:text-properties fo:color="#000000" style:font-name="Arial" fo:font-size="10pt" fo:font-style="italic" fo:background-color="#ffcc00" style:font-size-asian="10pt" style:font-style-asian="italic" style:font-name-complex="Arial1" style:font-size-complex="10pt" style:font-style-complex="italic"/>
    </style:style>
    <style:style style:name="T7" style:family="text">
      <style:text-properties fo:color="#000000" style:text-position="super 58%" style:font-name="Arial" fo:font-size="8.5pt" fo:language="en" fo:country="GB" style:font-size-asian="8.5pt" style:font-name-complex="Arial1" style:font-size-complex="8.5pt"/>
    </style:style>
    <style:style style:name="T8" style:family="text">
      <style:text-properties fo:color="#000000" style:text-position="super 58%" style:font-name="Arial" fo:font-size="8.5pt" style:font-size-asian="8.5pt" style:font-name-complex="Arial1" style:font-size-complex="8.5pt"/>
    </style:style>
    <style:style style:name="T9" style:family="text">
      <style:text-properties fo:color="#000000" style:font-name="Comic Sans MS" fo:font-size="10pt" fo:language="en" fo:country="GB" fo:font-style="italic" fo:font-weight="bold" fo:background-color="#ffcc00" style:font-size-asian="10pt" style:font-style-asian="italic" style:font-weight-asian="bold" style:font-name-complex="Comic Sans MS1" style:font-size-complex="10pt"/>
    </style:style>
    <style:style style:name="T10" style:family="text">
      <style:text-properties fo:color="#000000" style:font-name="Comic Sans MS" fo:font-size="10pt" fo:language="en" fo:country="GB" fo:font-style="italic" fo:background-color="#ffcc00" style:font-size-asian="10pt" style:font-style-asian="italic" style:font-name-complex="Comic Sans MS1" style:font-size-complex="10pt"/>
    </style:style>
    <style:style style:name="T11" style:family="text">
      <style:text-properties fo:color="#000000" style:font-name="Comic Sans MS" fo:font-size="10pt" fo:language="en" fo:country="GB" style:font-size-asian="10pt" style:font-name-complex="Comic Sans MS1" style:font-size-complex="10pt"/>
    </style:style>
    <style:style style:name="T12" style:family="text">
      <style:text-properties style:font-name="Arial" fo:font-size="10pt" fo:language="en" fo:country="GB" style:font-size-asian="10pt" style:font-name-complex="Arial1" style:font-size-complex="10pt"/>
    </style:style>
    <style:style style:name="T13" style:family="text">
      <style:text-properties style:font-name="Comic Sans MS" fo:font-style="italic" fo:font-weight="bold" style:font-style-asian="italic" style:font-weight-asian="bold" style:font-name-complex="Comic Sans M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_20__28_Web_29_"><text:span text:style-name="T1">A main concern for clinicians prior to applying a topical agent on an open wound is safety. Agents that are cytotoxic or cause delay in wound healing are used with reservation. The strongest argument against the use of antiseptics on wounds is that antiseptics have been found, primarily using </text:span><text:span text:style-name="T2">in-vitro</text:span><text:span text:style-name="T1"> models, to be cytotoxic to cells essential to the wound healing process, such as fibroblasts, keratinocytes, and leukocytes.</text:span><text:span text:style-name="T7">[29-31]</text:span><text:span text:style-name="T1"> However, this cytotoxicity appears to be concentration dependent, as several antiseptics in low concentrations are not cytotoxic, although they retain their antibacterial activity </text:span><text:span text:style-name="T2">in vitro.</text:span><text:span text:style-name="T7">[27]</text:span><text:span text:style-name="T1"> Since the </text:span><text:span text:style-name="T2">in-vitro</text:span><text:span text:style-name="T1"> results are not always predictive of what may happen </text:span><text:span text:style-name="T2">in vivo,</text:span><text:span text:style-name="T1"> numerous studies have been conducted on animal and human models. The results of these studies are conflicting and will be presented later in the article.</text:span></text:p>
      <text:p text:style-name="Normal_20__28_Web_29_"><text:span text:style-name="T3">Cadexomer iodine.</text:span><text:span text:style-name="T1"> The efficacy of cadexomer iodine has been shown in both animal and human models (</text:span><text:a xlink:type="simple" xlink:href="file:///home/jos/workspace/meTypeset/tests/TestCorpus/tables"><text:span text:style-name="Internet_20_link"><text:span text:style-name="T12">Table 2</text:span></text:span></text:a><text:span text:style-name="T1">). Mertz, et al.,</text:span><text:span text:style-name="T7">[48]</text:span><text:span text:style-name="T1"> examined the effect of cadexomer iodine dressing on partial-thickness wounds in specific pathogen-free pigs contaminated with or without methicillin-resistant </text:span><text:span text:style-name="T2">Staphylococcus aureus</text:span><text:span text:style-name="T1"> (MRSA). Applied daily, cadexomer iodine was found to significantly reduce MRSA and total bacteria in the wounds in comparison to no treatment control and vehicle (cadexomer) at all time points studied (1, 2, and 3 days after inoculation). The reduction was most pronounced at day 3.</text:span></text:p>
      <text:p text:style-name="Normal_20__28_Web_29_"><text:span text:style-name="T1">In an uncontrolled small study series (</text:span><text:span text:style-name="T2">n</text:span><text:span text:style-name="T1"> = 19), Danielsen, et al.,</text:span><text:span text:style-name="T7">[49]</text:span><text:span text:style-name="T1"> used cadexomer iodine in ulcers colonized with </text:span><text:span text:style-name="T2">Pseudomonas aeruginosa</text:span><text:span text:style-name="T1"> and found negative cultures in 65 percent and 75 percent of patients after 1 and 12 weeks of treatment, respectively.</text:span></text:p>
      <text:list xml:id="list1660326911" text:style-name="WWNum1">
        <text:list-item>
          <text:list>
            <text:list-item>
              <text:list>
                <text:list-item>
                  <text:h text:style-name="P1" text:outline-level="3">Table 3. Hydrogen peroxide</text:h>
                </text:list-item>
              </text:list>
            </text:list-item>
          </text:list>
        </text:list-item>
      </text:list>
      <text:p text:style-name="Default_20_Styl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Default_20_Style"><text:span text:style-name="T4">Author</text:span></text:p>
          </table:table-cell>
          <table:table-cell table:style-name="Table4.B1" office:value-type="string">
            <text:p text:style-name="P2"><text:span text:style-name="T4">Wound Type</text:span></text:p>
          </table:table-cell>
          <table:table-cell table:style-name="Table4.B1" office:value-type="string">
            <text:p text:style-name="P2"><text:span text:style-name="T4">Species</text:span></text:p>
          </table:table-cell>
          <table:table-cell table:style-name="Table4.B1" office:value-type="string">
            <text:p text:style-name="P2"><text:span text:style-name="T4">Number of Wounds Treated</text:span></text:p>
          </table:table-cell>
          <table:table-cell table:style-name="Table4.B1" office:value-type="string">
            <text:p text:style-name="P2"><text:span text:style-name="T4">Control</text:span></text:p>
          </table:table-cell>
          <table:table-cell table:style-name="Table4.B1" office:value-type="string">
            <text:p text:style-name="P2"><text:span text:style-name="T4">Effect on Healing</text:span></text:p>
          </table:table-cell>
          <table:table-cell table:style-name="Table4.B1" office:value-type="string">
            <text:p text:style-name="P2"><text:span text:style-name="T4">Effect on Infection</text:span></text:p>
          </table:table-cell>
        </table:table-row>
        <table:table-row table:style-name="Table4.1">
          <table:table-cell table:style-name="Table4.A2" office:value-type="string">
            <text:p text:style-name="Default_20_Style"><text:span text:style-name="T5">Bennett, et al.</text:span><text:span text:style-name="T8">[107]</text:span></text:p>
          </table:table-cell>
          <table:table-cell table:style-name="Table4.B2" office:value-type="string">
            <text:p text:style-name="Default_20_Style"><text:span text:style-name="T5">Partial thickness</text:span></text:p>
          </table:table-cell>
          <table:table-cell table:style-name="Table4.C2" office:value-type="string">
            <text:p text:style-name="Default_20_Style"><text:span text:style-name="T5">Pigs</text:span></text:p>
          </table:table-cell>
          <table:table-cell table:style-name="Table4.D2" office:value-type="string">
            <text:p text:style-name="Default_20_Style"><text:span text:style-name="T5">48 (8 wounds for each group)</text:span></text:p>
          </table:table-cell>
          <table:table-cell table:style-name="Table4.E2" office:value-type="string">
            <text:p text:style-name="Default_20_Style"><text:span text:style-name="T5">Mafenide acetate; sodium hypochlorite; povidone iodine; acetic acid; no treatment</text:span></text:p>
          </table:table-cell>
          <table:table-cell table:style-name="Table4.F2" office:value-type="string">
            <text:p text:style-name="Default_20_Style"><text:span text:style-name="T5">No effect (69% reepithelialization after 4 days vs. 69% for the no treatment group)</text:span></text:p>
          </table:table-cell>
          <table:table-cell table:style-name="Table4.G2" office:value-type="string">
            <text:p text:style-name="Default_20_Style"><text:span text:style-name="T5">Decreased bacterial counts, (&lt;105 vs. &gt;105 at the control group, statistical difference not calculated)</text:span></text:p>
          </table:table-cell>
        </table:table-row>
        <table:table-row table:style-name="Table4.3">
          <table:table-cell table:style-name="Table4.A3" table:number-rows-spanned="2" office:value-type="string">
            <text:p text:style-name="Default_20_Style"><text:span text:style-name="T5">Gruber, et al.</text:span><text:span text:style-name="T8">[52]</text:span></text:p>
          </table:table-cell>
          <table:table-cell table:style-name="Table4.B3" table:number-rows-spanned="2" office:value-type="string">
            <text:p text:style-name="Default_20_Style"><text:span text:style-name="T5">Partial and full thickness</text:span></text:p>
          </table:table-cell>
          <table:table-cell table:style-name="Table4.C3" office:value-type="string">
            <text:p text:style-name="Default_20_Style"><text:span text:style-name="T5">Rats</text:span></text:p>
          </table:table-cell>
          <table:table-cell table:style-name="Table4.D3" office:value-type="string">
            <text:p text:style-name="Default_20_Style"><text:span text:style-name="T5">40 (20 for each group)</text:span></text:p>
          </table:table-cell>
          <table:table-cell table:style-name="Table4.E3" table:number-rows-spanned="2" office:value-type="string">
            <text:p text:style-name="Default_20_Style"><text:span text:style-name="T5">Saline</text:span></text:p>
          </table:table-cell>
          <table:table-cell table:style-name="Table4.F3" table:number-rows-spanned="2" office:value-type="string">
            <text:p text:style-name="Default_20_Style"><text:span text:style-name="T5">Increase (10.2 and 8.4 days mean healing </text:span><text:soft-page-break/><text:span text:style-name="T5">time vs. 12.4 and 9.5 for saline in partial-thickness wounds in rats and humans; 17 vs. 19.5 in full-thickness wounds in rats, </text:span><text:span text:style-name="T6">p</text:span><text:span text:style-name="T5"> &lt; 0.05 for the animal study, nonsignificant difference for the human study)</text:span></text:p>
          </table:table-cell>
          <table:table-cell table:style-name="Table4.G3" table:number-rows-spanned="2" office:value-type="string">
            <text:p text:style-name="Default_20_Style"><text:span text:style-name="T5">N/A</text:span></text:p>
          </table:table-cell>
        </table:table-row>
        <table:table-row table:style-name="Table4.3">
          <table:covered-table-cell/>
          <table:covered-table-cell/>
          <table:table-cell table:style-name="Table4.C4" office:value-type="string">
            <text:p text:style-name="Default_20_Style"><text:span text:style-name="T5">Humans</text:span></text:p>
          </table:table-cell>
          <table:table-cell table:style-name="Table4.D4" office:value-type="string">
            <text:p text:style-name="Default_20_Style"><text:span text:style-name="T5">20 (10 for each group)</text:span></text:p>
          </table:table-cell>
          <table:covered-table-cell/>
          <table:covered-table-cell/>
          <table:covered-table-cell/>
        </table:table-row>
        <table:table-row table:style-name="Table4.1">
          <table:table-cell table:style-name="Table4.A5" office:value-type="string">
            <text:p text:style-name="Default_20_Style"><text:span text:style-name="T5">Lau, et al.</text:span><text:span text:style-name="T8">[81]</text:span></text:p>
          </table:table-cell>
          <table:table-cell table:style-name="Table4.B5" office:value-type="string">
            <text:p text:style-name="Default_20_Style"><text:span text:style-name="T5">Appendectomy</text:span></text:p>
          </table:table-cell>
          <table:table-cell table:style-name="Table4.C5" office:value-type="string">
            <text:p text:style-name="Default_20_Style"><text:span text:style-name="T5">Humans</text:span></text:p>
          </table:table-cell>
          <table:table-cell table:style-name="Table4.D5" office:value-type="string">
            <text:p text:style-name="Default_20_Style"><text:span text:style-name="T5">217 (109 HP, 108 control)</text:span></text:p>
          </table:table-cell>
          <table:table-cell table:style-name="Table4.E5" office:value-type="string">
            <text:p text:style-name="Default_20_Style"><text:span text:style-name="T5">No treatment</text:span></text:p>
          </table:table-cell>
          <table:table-cell table:style-name="Table4.F5" office:value-type="string">
            <text:p text:style-name="Default_20_Style"><text:span text:style-name="T5">N/A</text:span></text:p>
          </table:table-cell>
          <table:table-cell table:style-name="Table4.G5" office:value-type="string">
            <text:p text:style-name="Default_20_Style"><text:span text:style-name="T5">No effect (21 pt developed infection vs. 26 of the control group)</text:span></text:p>
          </table:table-cell>
        </table:table-row>
        <table:table-row table:style-name="Table4.1">
          <table:table-cell table:style-name="Table4.A6" office:value-type="string">
            <text:p text:style-name="Default_20_Style"><text:span text:style-name="T5">Leyden, et al.</text:span><text:span text:style-name="T8">[82]</text:span></text:p>
          </table:table-cell>
          <table:table-cell table:style-name="Table4.B6" office:value-type="string">
            <text:p text:style-name="Default_20_Style"><text:span text:style-name="T5">Blister wounds (contaminated)</text:span></text:p>
          </table:table-cell>
          <table:table-cell table:style-name="Table4.C6" office:value-type="string">
            <text:p text:style-name="Default_20_Style"><text:span text:style-name="T5">Humans</text:span></text:p>
          </table:table-cell>
          <table:table-cell table:style-name="Table4.D6" office:value-type="string">
            <text:p text:style-name="Default_20_Style"><text:span text:style-name="T5">144 (24 volunteers with 3 wounds per forearm)</text:span></text:p>
          </table:table-cell>
          <table:table-cell table:style-name="Table4.E6" office:value-type="string">
            <text:p text:style-name="Default_20_Style"><text:span text:style-name="T5">No treatment, triple antibiotic</text:span></text:p>
          </table:table-cell>
          <table:table-cell table:style-name="Table4.F6" office:value-type="string">
            <text:p text:style-name="Default_20_Style"><text:span text:style-name="T5">No effect (14.3 days for healing vs. 13.2 and 9.4 in the no treatment and triple antibiotic group)</text:span></text:p>
          </table:table-cell>
          <table:table-cell table:style-name="Table4.G6" office:value-type="string">
            <text:p text:style-name="Default_20_Style"><text:span text:style-name="T5">No effect (6.7 log </text:span><text:span text:style-name="T6">S. aureus</text:span><text:span text:style-name="T5"> counts vs. 7.1 and 0.4 in the no treatment and triple antibiotic group)</text:span></text:p>
          </table:table-cell>
        </table:table-row>
        <table:table-row table:style-name="Table4.1">
          <table:table-cell table:style-name="Table4.A7" office:value-type="string">
            <text:p text:style-name="Default_20_Style"><text:span text:style-name="T5">Tur, et al.</text:span><text:span text:style-name="T8">[80]</text:span></text:p>
          </table:table-cell>
          <table:table-cell table:style-name="Table4.B7" office:value-type="string">
            <text:p text:style-name="Default_20_Style"><text:span text:style-name="T5">Ischemic ulcers</text:span></text:p>
          </table:table-cell>
          <table:table-cell table:style-name="Table4.C7" office:value-type="string">
            <text:p text:style-name="Default_20_Style"><text:span text:style-name="T5">Guinea pigs</text:span></text:p>
          </table:table-cell>
          <table:table-cell table:style-name="Table4.D7" office:value-type="string">
            <text:p text:style-name="Default_20_Style"><text:span text:style-name="T5">34</text:span></text:p>
          </table:table-cell>
          <table:table-cell table:style-name="Table4.E7" office:value-type="string">
            <text:p text:style-name="Default_20_Style"><text:span text:style-name="T5">Placebo cream</text:span></text:p>
          </table:table-cell>
          <table:table-cell table:style-name="Table4.F7" office:value-type="string">
            <text:p text:style-name="Default_20_Style"><text:span text:style-name="T5">No effect (visual evaluation of percent nonnecrotic wound surface showed no difference between groups); increased blood flow (vascular perfusion measured with laser Doppler velocimeter was increased, </text:span><text:span text:style-name="T6">p</text:span><text:span text:style-name="T5"> &lt; 0.01)</text:span></text:p>
          </table:table-cell>
          <table:table-cell table:style-name="Table4.G7" office:value-type="string">
            <text:p text:style-name="Default_20_Style"><text:span text:style-name="T5">N/A</text:span></text:p>
          </table:table-cell>
        </table:table-row>
      </table:table>
      <text:p text:style-name="Default_20_Style"/>
      <text:list xml:id="list1465553560" text:continue-numbering="true" text:style-name="WWNum1">
        <text:list-item>
          <text:list>
            <text:list-item>
              <text:list>
                <text:list-item>
                  <text:h text:style-name="P1" text:outline-level="3">References</text:h>
                </text:list-item>
              </text:list>
            </text:list-item>
          </text:list>
        </text:list-item>
        <text:list-item>
          <text:p text:style-name="P6"><text:span text:style-name="T5">McDonnell G, Russell AD. Antiseptics and disinfectants: Activity, action and resistance. </text:span><text:span text:style-name="T6">Clinical Microbiology Reviews</text:span><text:span text:style-name="T5"> 1999;12(1):147-79. </text:span></text:p>
        </text:list-item>
        <text:list-item>
          <text:p text:style-name="P6"><text:span text:style-name="T5">Taylor DM. Inactivation of unconventional agents of the transmissible degenerative encephalopathies. In: Russell AD, Hugo WB, Ayliffe GAJ (eds). </text:span><text:span text:style-name="T6">Principles and Practice of Disinfection, Preservation and Sterilization, Third Edition.</text:span><text:span text:style-name="T5"> Oxford, England: Blackwell Science, 1999. </text:span></text:p>
        </text:list-item>
        <text:list-item>
          <text:p text:style-name="P6"><text:span text:style-name="T5">Niedner R. Cytotoxicity and sensitization of povidone iodine and other frequently used anti-infective agents. </text:span><text:span text:style-name="T6">Dermatology</text:span><text:span text:style-name="T5"> 1997;195(Suppl 2):89-92. </text:span></text:p>
        </text:list-item>
        <text:list-item>
          <text:p text:style-name="P6"><text:span text:style-name="T5">56 Federal Register 33644 at 33662. </text:span></text:p>
        </text:list-item>
        <text:list-item>
          <text:p text:style-name="P6"><text:soft-page-break/><text:span text:style-name="T1">Bergstrom N, Bennet MA, Carlson CE, et al. </text:span><text:span text:style-name="T2">Clinical Practice Guideline Number 15: Treatment of Pressure Ulcers.</text:span><text:span text:style-name="T1"> Rockville, MD: US Department of Health and Human Services. Agency for Health Care Policy and Research; 1994. AHCPR Publication 95-0652. </text:span></text:p>
        </text:list-item>
      </text:list>
      <text:p text:style-name="P5"><text:span text:style-name="T1"/></text:p>
      <text:p text:style-name="P5"><text:span text:style-name="T1"/></text:p>
      <text:p text:style-name="P3"><text:span text:style-name="T13">Abstract:</text:span></text:p>
      <text:p text:style-name="Text_20_Body">Electroencephalographic measurements are commonly used in medical and research areas. This review article presents an introduction into EEG measurement. Its purpose is to help with orientation in EEG field and with building basic knowledge for performing EEG recordings. The article is divided into two parts. In the first part, background of the subject, a brief historical overview, and some EEG related research areas are given. The second part explains EEG recording.</text:p>
      <text:p text:style-name="P4"/>
      <text:p text:style-name="P7"><text:span text:style-name="T9">Keywords</text:span><text:span text:style-name="T10">: </text:span><text:span text:style-name="T11">Electroencephalography, EEG, brain waves, EEG recording, EEG amplifiers</text:span></text:p>
      <text:p text:style-name="Normal_20__28_Web_29_"><text:span text:style-name="T1"/></text:p>
      <text:p text:style-name="Normal_20__28_Web_29_"><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roman" style:font-pitch="variable"/>
    <style:font-face style:name="Comic Sans MS" svg:font-family="'Comic Sans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Style" style:display-name="Default Style" style:family="paragraph" style:default-outline-level="">
      <style:paragraph-properties fo:orphans="2" fo:widows="2" fo:hyphenation-ladder-count="no-limit" style:writing-mode="lr-tb"/>
      <style:text-properties fo:color="#00000a" style:font-name="Times New Roman" fo:font-size="12pt" fo:language="es" fo:country="ES" style:font-name-asian="Times New Roman1" style:font-size-asian="12pt" style:language-asian="zh" style:country-asian="CN" style:font-name-complex="Times New Roman1" style:font-size-complex="12pt" style:language-complex="ar" style:country-complex="SA" fo:hyphenate="false" fo:hyphenation-remain-char-count="2" fo:hyphenation-push-char-count="2"/>
    </style:style>
    <style:style style:name="Normal_20__28_Web_29_" style:display-name="Normal (Web)" style:family="paragraph" style:parent-style-name="Default_20_Style" style:default-outline-level="">
      <style:paragraph-properties fo:margin-top="0.1945in" fo:margin-bottom="0.1945in"/>
    </style:style>
    <style:style style:name="Heading_20_3" style:display-name="Heading 3" style:family="paragraph" style:parent-style-name="Default_20_Style" style:next-style-name="Text_20_body" style:default-outline-level="3" style:class="text">
      <style:paragraph-properties fo:margin-top="0.1945in" fo:margin-bottom="0.1945in"/>
      <style:text-properties fo:color="#000000" style:font-name="Arial" fo:font-size="11.5pt" fo:font-weight="bold" style:font-size-asian="11.5pt" style:font-weight-asian="bold" style:font-name-complex="Arial1" style:font-size-complex="11.5pt" style:font-weight-complex="bold"/>
    </style:style>
    <style:style style:name="Text_20_Body" style:display-name="Text Body" style:family="paragraph" style:parent-style-name="Default_20_Style" style:default-outline-level="">
      <style:paragraph-properties fo:text-align="justify" style:justify-single-word="false"/>
      <style:text-properties style:font-name="Comic Sans MS" style:font-name-complex="Comic Sans MS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66"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5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75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1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1.25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1.5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1.75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2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2.25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 </meta:initial-creator>
    <meta:creation-date>2013-10-28T12:15:59</meta:creation-date>
    <dc:date>2013-10-28T12:22:08</dc:date>
    <dc:creator>jos </dc:creator>
    <meta:editing-duration>P0D</meta:editing-duration>
    <meta:editing-cycles>1</meta:editing-cycles>
    <meta:document-statistic meta:table-count="1" meta:image-count="0" meta:object-count="0" meta:page-count="3" meta:paragraph-count="57" meta:word-count="705" meta:character-count="4664" meta:non-whitespace-character-count="4011"/>
    <meta:generator>LibreOffice/3.5$Linux_X86_64 LibreOffice_project/350m1$Build-2</meta:generator>
  </office:meta>
</office:document-meta>
</file>